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EmbeddedDatabase/content.xml" manifest:media-type="text/xml"/>
  <manifest:file-entry manifest:full-path="EmbeddedDatabase/settings.xml" manifest:media-type="text/xml"/>
  <manifest:file-entry manifest:full-path="EmbeddedDatabase/" manifest:version="1.3" manifest:media-type="application/vnd.oasis.opendocument.base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1" style:family="table">
      <style:table-properties style:width="17.009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5.008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5pt solid #000000" fo:border-right="none" fo:border-top="none" fo:border-bottom="none"/>
    </style:style>
    <style:style style:name="Table2" style:family="table">
      <style:table-properties style:width="11.807cm" table:align="margins"/>
    </style:style>
    <style:style style:name="Table2.A" style:family="table-column">
      <style:table-column-properties style:column-width="3.935cm" style:rel-column-width="21845*"/>
    </style:style>
    <style:style style:name="Table2.A1" style:family="table-cell">
      <style:table-cell-properties fo:padding="0.097cm" fo:border="none"/>
    </style:style>
    <style:style style:name="Table2" style:family="table">
      <style:table-properties style:width="11.807cm" table:align="margins"/>
    </style:style>
    <style:style style:name="Table2.A" style:family="table-column">
      <style:table-column-properties style:column-width="3.935cm" style:rel-column-width="21845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officeooo:paragraph-rsid="000ee428"/>
    </style:style>
    <style:style style:name="P2" style:family="paragraph" style:parent-style-name="Standard">
      <style:text-properties style:font-name="Liberation Sans" fo:font-size="9pt" officeooo:paragraph-rsid="001a01f6" style:font-size-asian="9pt" style:font-size-complex="9pt"/>
    </style:style>
    <style:style style:name="P3" style:family="paragraph" style:parent-style-name="Standard">
      <style:paragraph-properties fo:margin-top="0.199cm" fo:margin-bottom="0cm" style:contextual-spacing="false"/>
      <style:text-properties style:font-name="Liberation Sans" fo:font-size="9pt" officeooo:paragraph-rsid="001a01f6" style:font-size-asian="9pt" style:font-size-complex="9pt"/>
    </style:style>
    <style:style style:name="P4" style:family="paragraph" style:parent-style-name="Standard">
      <style:paragraph-properties fo:margin-top="0.199cm" fo:margin-bottom="0cm" style:contextual-spacing="false" fo:padding="0cm" fo:border="none">
        <style:tab-stops/>
      </style:paragraph-properties>
      <style:text-properties style:font-name="Liberation Sans" fo:font-size="9pt" officeooo:paragraph-rsid="0035ea5a" style:font-size-asian="9pt" style:font-size-complex="9pt"/>
    </style:style>
    <style:style style:name="P5" style:family="paragraph" style:parent-style-name="Standard">
      <style:paragraph-properties fo:margin-top="0.101cm" fo:margin-bottom="0cm" style:contextual-spacing="false">
        <style:tab-stops/>
      </style:paragraph-properties>
      <style:text-properties style:font-name="Liberation Sans" fo:font-size="9pt" officeooo:paragraph-rsid="000ee428" style:font-size-asian="9pt" style:font-size-complex="9pt"/>
    </style:style>
    <style:style style:name="P6" style:family="paragraph" style:parent-style-name="Standard">
      <style:paragraph-properties fo:margin-top="0.3cm" fo:margin-bottom="0cm" style:contextual-spacing="false">
        <style:tab-stops/>
      </style:paragraph-properties>
      <style:text-properties style:font-name="Liberation Sans" fo:font-size="9pt" officeooo:paragraph-rsid="000ee428" style:font-size-asian="9pt" style:font-size-complex="9pt"/>
    </style:style>
    <style:style style:name="P7" style:family="paragraph" style:parent-style-name="Standard">
      <style:paragraph-properties fo:margin-top="0.101cm" fo:margin-bottom="0cm" style:contextual-spacing="false"/>
      <style:text-properties style:font-name="Liberation Sans" fo:font-size="9pt" officeooo:paragraph-rsid="00273516" style:font-size-asian="9pt" style:font-size-complex="9pt"/>
    </style:style>
    <style:style style:name="P8" style:family="paragraph" style:parent-style-name="Standard">
      <style:paragraph-properties fo:margin-top="0.101cm" fo:margin-bottom="0cm" style:contextual-spacing="false"/>
      <style:text-properties style:font-name="Liberation Sans" fo:font-size="9pt" officeooo:paragraph-rsid="000ee428" style:font-size-asian="9pt" style:font-size-complex="9pt"/>
    </style:style>
    <style:style style:name="P9" style:family="paragraph" style:parent-style-name="Standard">
      <style:paragraph-properties fo:margin-top="0.101cm" fo:margin-bottom="0cm" style:contextual-spacing="false" fo:padding="0.049cm" fo:border-left="none" fo:border-right="none" fo:border-top="none" fo:border-bottom="0.06pt solid #000000"/>
      <style:text-properties style:font-name="Liberation Sans" fo:font-size="9pt" officeooo:paragraph-rsid="000ee428" style:font-size-asian="9pt" style:font-size-complex="9pt"/>
    </style:style>
    <style:style style:name="P10" style:family="paragraph" style:parent-style-name="Standard">
      <style:paragraph-properties fo:margin-top="0.101cm" fo:margin-bottom="0cm" style:contextual-spacing="false"/>
      <style:text-properties style:font-name="Liberation Sans" fo:font-size="9pt" officeooo:paragraph-rsid="00291d88" style:font-size-asian="9pt" style:font-size-complex="9pt"/>
    </style:style>
    <style:style style:name="P11" style:family="paragraph" style:parent-style-name="Standard">
      <style:paragraph-properties fo:padding="0cm" fo:border="none"/>
      <style:text-properties style:font-name="Liberation Sans" fo:font-size="9pt" officeooo:paragraph-rsid="002a3978" style:font-size-asian="9pt" style:font-size-complex="9pt"/>
    </style:style>
    <style:style style:name="P12" style:family="paragraph" style:parent-style-name="Standard">
      <style:paragraph-properties fo:padding="0cm" fo:border="none"/>
      <style:text-properties style:font-name="Liberation Sans" fo:font-size="9pt" officeooo:paragraph-rsid="002c0b3c" style:font-size-asian="9pt" style:font-size-complex="9pt"/>
    </style:style>
    <style:style style:name="P13" style:family="paragraph" style:parent-style-name="Standard">
      <style:paragraph-properties fo:margin-top="0.101cm" fo:margin-bottom="0cm" style:contextual-spacing="false">
        <style:tab-stops/>
      </style:paragraph-properties>
      <style:text-properties style:font-name="Liberation Sans" fo:font-size="9pt" style:text-underline-style="solid" style:text-underline-width="auto" style:text-underline-color="font-color" fo:font-weight="bold" officeooo:paragraph-rsid="000ee428" style:font-size-asian="9pt" style:font-weight-asian="bold" style:font-size-complex="9pt" style:font-weight-complex="bold"/>
    </style:style>
    <style:style style:name="P14" style:family="paragraph" style:parent-style-name="Standard">
      <style:paragraph-properties fo:margin-top="0.101cm" fo:margin-bottom="0cm" style:contextual-spacing="false"/>
      <style:text-properties style:font-name="Liberation Sans" fo:font-size="9pt" fo:font-weight="normal" officeooo:rsid="002c0b3c" officeooo:paragraph-rsid="002c0b3c" fo:background-color="transparent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top="0.199cm" fo:margin-bottom="0.199cm" style:contextual-spacing="false" fo:text-align="center" style:justify-single-word="false" fo:padding="0cm" fo:border="none"/>
      <style:text-properties style:font-name="Liberation Sans" fo:font-size="9pt" fo:font-weight="bold" officeooo:paragraph-rsid="002c0b3c" style:font-size-asian="9pt" style:font-weight-asian="bold" style:font-size-complex="9pt" style:font-weight-complex="bold" loext:padding-left="1.499cm" loext:padding-right="1.499cm" loext:padding-top="0.101cm" loext:padding-bottom="0.101cm" loext:border="1.5pt solid #000000"/>
    </style:style>
    <style:style style:name="P16" style:family="paragraph" style:parent-style-name="Standard">
      <style:text-properties style:font-name="Liberation Sans" officeooo:paragraph-rsid="001b234d"/>
    </style:style>
    <style:style style:name="P17" style:family="paragraph" style:parent-style-name="Standard">
      <style:text-properties style:font-name="Liberation Sans" officeooo:paragraph-rsid="0014617c"/>
    </style:style>
    <style:style style:name="P18" style:family="paragraph" style:parent-style-name="Standard">
      <style:paragraph-properties fo:margin-top="0.101cm" fo:margin-bottom="0cm" style:contextual-spacing="false" fo:text-align="center" style:justify-single-word="false" fo:padding="0.101cm" fo:border="0.06pt solid #000000">
        <style:tab-stops/>
      </style:paragraph-properties>
      <style:text-properties style:font-name="Liberation Sans" fo:font-size="6pt" officeooo:paragraph-rsid="000ee428" style:font-size-asian="6pt" style:font-size-complex="6pt"/>
    </style:style>
    <style:style style:name="P19" style:family="paragraph" style:parent-style-name="Standard">
      <style:paragraph-properties fo:margin-top="0.101cm" fo:margin-bottom="0cm" style:contextual-spacing="false" fo:padding="0.101cm" fo:border="0.06pt solid #000000">
        <style:tab-stops>
          <style:tab-stop style:position="17.009cm" style:type="right"/>
        </style:tab-stops>
      </style:paragraph-properties>
      <style:text-properties style:font-name="Liberation Sans" officeooo:paragraph-rsid="000ee428"/>
    </style:style>
    <style:style style:name="P20" style:family="paragraph" style:parent-style-name="Standard">
      <style:paragraph-properties fo:padding="0cm" fo:border="none"/>
      <style:text-properties style:font-name="Liberation Sans" fo:font-size="8pt" officeooo:paragraph-rsid="002c0b3c" style:font-size-asian="8pt" style:font-size-complex="8pt"/>
    </style:style>
    <style:style style:name="P21" style:family="paragraph" style:parent-style-name="Standard">
      <style:paragraph-properties fo:padding="0cm" fo:border="none"/>
      <style:text-properties style:font-name="Liberation Sans" fo:font-size="8pt" officeooo:paragraph-rsid="002cdabc" style:font-size-asian="8pt" style:font-size-complex="8pt"/>
    </style:style>
    <style:style style:name="P22" style:family="paragraph" style:parent-style-name="Standard">
      <style:paragraph-properties fo:padding="0cm" fo:border="none"/>
      <style:text-properties style:font-name="Liberation Sans" fo:font-size="8pt" officeooo:paragraph-rsid="00344796" style:font-size-asian="8pt" style:font-size-complex="8pt"/>
    </style:style>
    <style:style style:name="P23" style:family="paragraph" style:parent-style-name="Standard" style:master-page-name="">
      <style:paragraph-properties fo:margin-top="0.199cm" fo:margin-bottom="0cm" style:contextual-spacing="false" style:page-number="auto">
        <style:tab-stops/>
      </style:paragraph-properties>
      <style:text-properties style:font-name="Liberation Sans" fo:font-size="10pt" officeooo:rsid="00499cc7" officeooo:paragraph-rsid="00499cc7" style:font-size-asian="10pt" style:font-size-complex="10pt"/>
    </style:style>
    <style:style style:name="P24" style:family="paragraph" style:parent-style-name="Standard">
      <style:text-properties style:font-name="Liberation Sans" fo:font-size="10pt" officeooo:rsid="00499cc7" officeooo:paragraph-rsid="00499cc7" style:font-size-asian="10pt" style:font-size-complex="10pt"/>
    </style:style>
    <style:style style:name="P25" style:family="paragraph" style:parent-style-name="Standard">
      <style:paragraph-properties>
        <style:tab-stops>
          <style:tab-stop style:position="17.009cm" style:type="right"/>
        </style:tab-stops>
      </style:paragraph-properties>
      <style:text-properties officeooo:paragraph-rsid="000ee428"/>
    </style:style>
    <style:style style:name="P26" style:family="paragraph" style:parent-style-name="Standard">
      <style:paragraph-properties fo:text-align="center" style:justify-single-word="false"/>
      <style:text-properties fo:color="#2a6099" loext:opacity="100%" style:font-name="Liberation Sans" fo:font-weight="bold" officeooo:paragraph-rsid="000ee428" style:font-weight-asian="bold" style:font-weight-complex="bold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 fo:padding-left="0.049cm" fo:padding-right="0.049cm" fo:padding-top="0.25cm" fo:padding-bottom="0.049cm" fo:border-left="none" fo:border-right="none" fo:border-top="0.06pt solid #000000" fo:border-bottom="none"/>
      <style:text-properties fo:color="#2a6099" loext:opacity="100%" style:font-name="Liberation Sans" fo:font-weight="bold" officeooo:paragraph-rsid="000ee428" style:font-weight-asian="bold" style:font-weight-complex="bold"/>
    </style:style>
    <style:style style:name="P28" style:family="paragraph" style:parent-style-name="Standard">
      <style:paragraph-properties fo:margin-top="0.101cm" fo:margin-bottom="0cm" style:contextual-spacing="false" fo:text-align="center" style:justify-single-word="false" fo:padding="0.101cm" fo:border="0.06pt solid #000000">
        <style:tab-stops/>
      </style:paragraph-properties>
      <style:text-properties fo:color="#2a6099" loext:opacity="100%" style:font-name="Liberation Sans" fo:font-size="10pt" fo:font-weight="bold" officeooo:paragraph-rsid="000ee428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paragraph-rsid="002a3978"/>
    </style:style>
    <style:style style:name="P30" style:family="paragraph" style:parent-style-name="Standard">
      <style:paragraph-properties fo:margin-top="0.199cm" fo:margin-bottom="0cm" style:contextual-spacing="false" fo:padding="0cm" fo:border="none">
        <style:tab-stops/>
      </style:paragraph-properties>
      <style:text-properties officeooo:paragraph-rsid="0035ea5a"/>
    </style:style>
    <style:style style:name="P31" style:family="paragraph" style:parent-style-name="Standard">
      <style:paragraph-properties fo:padding="0cm" fo:border="none"/>
      <style:text-properties style:text-line-through-style="solid" style:text-line-through-type="single" style:font-name="Liberation Sans" fo:font-size="8pt" officeooo:paragraph-rsid="00344796" style:font-size-asian="8pt" style:font-size-complex="8pt"/>
    </style:style>
    <style:style style:name="P32" style:family="paragraph" style:parent-style-name="Standard">
      <style:paragraph-properties fo:padding-left="0.049cm" fo:padding-right="0.049cm" fo:padding-top="0.101cm" fo:padding-bottom="0.049cm" fo:border-left="none" fo:border-right="none" fo:border-top="0.06pt solid #000000" fo:border-bottom="none"/>
      <style:text-properties fo:font-size="8pt" officeooo:paragraph-rsid="000ee428" style:font-size-asian="8pt" style:font-size-complex="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style:font-name="Liberation Sans" fo:font-weight="bold" officeooo:rsid="00499cc7" style:font-weight-asian="bold" style:font-weight-complex="bold"/>
    </style:style>
    <style:style style:name="T4" style:family="text">
      <style:text-properties style:font-name="Liberation Sans" officeooo:rsid="00377da5"/>
    </style:style>
    <style:style style:name="T5" style:family="text">
      <style:text-properties style:font-name="Liberation Sans" officeooo:rsid="000ee428"/>
    </style:style>
    <style:style style:name="T6" style:family="text">
      <style:text-properties style:font-name="Liberation Sans" officeooo:rsid="00377da5" fo:background-color="transparent" loext:char-shading-value="0"/>
    </style:style>
    <style:style style:name="T7" style:family="text">
      <style:text-properties style:font-name="Liberation Sans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Liberation Sans" fo:font-size="9pt" fo:font-weight="bold" officeooo:rsid="004bc55b" style:font-size-asian="9pt" style:font-weight-asian="bold" style:font-size-complex="9pt" style:font-weight-complex="bold"/>
    </style:style>
    <style:style style:name="T9" style:family="text">
      <style:text-properties style:font-name="Liberation Sans" fo:font-size="9pt" fo:font-weight="bold" fo:background-color="#ffff00" loext:char-shading-value="0" style:font-size-asian="9pt" style:font-weight-asian="bold" style:font-size-complex="9pt" style:font-weight-complex="bold"/>
    </style:style>
    <style:style style:name="T10" style:family="text">
      <style:text-properties style:font-name="Liberation Sans" fo:font-size="9pt" fo:font-weight="bold" officeooo:rsid="004510ec" fo:background-color="#ffff00" loext:char-shading-value="0" style:font-size-asian="9pt" style:font-weight-asian="bold" style:font-size-complex="9pt" style:font-weight-complex="bold"/>
    </style:style>
    <style:style style:name="T11" style:family="text">
      <style:text-properties style:font-name="Liberation Sans" fo:font-size="9pt" fo:font-weight="bold" officeooo:rsid="004bc55b" fo:background-color="#ffff00" loext:char-shading-value="0" style:font-size-asian="9pt" style:font-weight-asian="bold" style:font-size-complex="9pt" style:font-weight-complex="bold"/>
    </style:style>
    <style:style style:name="T12" style:family="text">
      <style:text-properties style:font-name="Liberation Sans" fo:font-size="9pt" fo:font-weight="bold" officeooo:rsid="004bc55b" fo:background-color="#ffff00" loext:char-shading-value="0" style:font-size-asian="9pt" style:font-weight-asian="bold" style:font-size-complex="9pt" style:font-weight-complex="bold"/>
    </style:style>
    <style:style style:name="T13" style:family="text">
      <style:text-properties style:font-name="Liberation Sans" fo:font-size="9pt" fo:font-weight="bold" fo:background-color="#ffff00" loext:char-shading-value="0" style:font-size-asian="9pt" style:font-weight-asian="bold" style:font-size-complex="9pt" style:font-weight-complex="bold"/>
    </style:style>
    <style:style style:name="T14" style:family="text">
      <style:text-properties style:font-name="Liberation Sans" fo:font-size="9pt" style:text-underline-style="solid" style:text-underline-width="auto" style:text-underline-color="font-color" fo:font-weight="bold" officeooo:rsid="0035ea5a" style:font-size-asian="9pt" style:font-weight-asian="bold" style:font-size-complex="9pt" style:font-weight-complex="bold"/>
    </style:style>
    <style:style style:name="T15" style:family="text">
      <style:text-properties style:font-name="Liberation Sans" fo:font-size="9pt" officeooo:rsid="0035ea5a" style:font-size-asian="9pt" style:font-size-complex="9pt"/>
    </style:style>
    <style:style style:name="T16" style:family="text">
      <style:text-properties style:font-name="Liberation Sans" fo:font-size="9pt" officeooo:rsid="004510ec" fo:background-color="#ffff00" loext:char-shading-value="0" style:font-size-asian="9pt" style:font-size-complex="9pt"/>
    </style:style>
    <style:style style:name="T17" style:family="text">
      <style:text-properties style:font-name="Liberation Sans" fo:font-size="9pt" officeooo:rsid="004d9475" fo:background-color="#ffff00" loext:char-shading-value="0" style:font-size-asian="9pt" style:font-size-complex="9pt"/>
    </style:style>
    <style:style style:name="T18" style:family="text">
      <style:text-properties style:font-name="Liberation Sans" officeooo:rsid="004b6e93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 style:font-weight-complex="bold"/>
    </style:style>
    <style:style style:name="T21" style:family="text">
      <style:text-properties fo:font-size="8pt" fo:font-weight="bold" fo:background-color="transparent" loext:char-shading-value="0" style:font-size-asian="8pt" style:font-weight-asian="bold" style:font-size-complex="8pt" style:font-weight-complex="bold"/>
    </style:style>
    <style:style style:name="T22" style:family="text">
      <style:text-properties fo:color="#ffffff" loext:opacity="100%" style:font-name="Liberation Sans" fo:font-size="8pt" fo:font-weight="normal" officeooo:rsid="001a01f6" fo:background-color="#2a6099" loext:char-shading-value="0" style:font-size-asian="8pt" style:font-weight-asian="normal" style:font-size-complex="8pt" style:font-weight-complex="normal" loext:padding-left="0.25cm" loext:padding-right="0.25cm" loext:padding-top="0.049cm" loext:padding-bottom="0.049cm" loext:border="0.06pt solid #000000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35ea5a" style:font-weight-asian="bold" style:font-weight-complex="bold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style:text-underline-style="none" fo:font-weight="bold" officeooo:rsid="00499cc7" style:font-weight-asian="bold" style:font-weight-complex="bold"/>
    </style:style>
    <style:style style:name="T27" style:family="text">
      <style:text-properties officeooo:rsid="00239963"/>
    </style:style>
    <style:style style:name="T28" style:family="text">
      <style:text-properties style:font-name="OpenSymbol" officeooo:rsid="00344796" style:font-name-asian="OpenSymbol" style:font-name-complex="OpenSymbol"/>
    </style:style>
    <style:style style:name="T29" style:family="text">
      <style:text-properties officeooo:rsid="0035ea5a"/>
    </style:style>
    <style:style style:name="T30" style:family="text">
      <style:text-properties officeooo:rsid="00499c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3">STRUCTURE</text:span><text:span text:style-name="T2"><text:tab/></text:span><text:span text:style-name="T22">Votre code : </text:span><text:span text:style-name="T22"><text:database-display text:table-name="ADHERENT-ES" text:table-type="table" text:column-name="N°" text:database-name="compta_adhesions">&lt;N°&gt;</text:database-display></text:span></text:p>
      <text:p text:style-name="P23">Adresse</text:p>
      <text:p text:style-name="P24">Adresse</text:p>
      <text:p text:style-name="P3">E-mail<text:tab/><text:span text:style-name="T30">email@email.fr</text:span></text:p>
      <text:p text:style-name="P2">Site<text:tab/>www.<text:span text:style-name="T30">structure</text:span>.<text:span text:style-name="T30">org</text:span></text:p>
      <text:p text:style-name="P1"/>
      <text:p text:style-name="P1"/>
      <text:p text:style-name="P1"/>
      <text:p text:style-name="P1"/>
      <text:p text:style-name="P16"><text:tab/><text:tab/><text:tab/><text:tab/><text:tab/><text:tab/><text:database-display text:table-name="ADHERENT-ES" text:table-type="table" text:column-name="NOM" text:database-name="compta_adhesions">&lt;NOM&gt;</text:database-display> <text:database-display text:table-name="ADHERENT-ES" text:table-type="table" text:column-name="PRENOM" text:database-name="compta_adhesions">&lt;PRENOM&gt;</text:database-display></text:p>
      <text:p text:style-name="P16"><text:tab/><text:tab/><text:tab/><text:tab/><text:tab/><text:tab/><text:database-display text:table-name="ADHERENT-ES" text:table-type="table" text:column-name="ADRESSE" text:database-name="compta_adhesions">&lt;ADRESSE&gt;</text:database-display><text:database-display text:table-name="ADHERENT-ES" text:table-type="table" text:column-name="ADRESSE" text:database-name="Data"/></text:p>
      <text:p text:style-name="P16"><text:tab/><text:tab/><text:tab/><text:tab/><text:tab/><text:tab/><text:database-display text:table-name="ADHERENT-ES" text:table-type="table" text:column-name="CP" text:database-name="compta_adhesions">&lt;CP&gt;</text:database-display> <text:database-display text:table-name="ADHERENT-ES" text:table-type="table" text:column-name="VILLE" text:database-name="compta_adhesions">&lt;VILLE&gt;</text:database-display></text:p>
      <text:p text:style-name="P1"/>
      <text:p text:style-name="P1"/>
      <text:p text:style-name="P1"/>
      <text:p text:style-name="P28">Reçu au titre des dons à certains organismes d'intérêt général</text:p>
      <text:p text:style-name="P18">Articles 200, 238 bis et 885-0 V bis A du Code Général des Impôts</text:p>
      <text:p text:style-name="P19"><text:span text:style-name="T19">D'après Cerfa N° 11580*03<text:tab/></text:span><text:span text:style-name="T20">Numéro d'ordre du reçu : </text:span><text:span text:style-name="T21"><text:database-display text:table-name="ADHERENT-ES" text:table-type="table" text:column-name="RECU" text:database-name="compta_adhesions">&lt;RECU&gt;</text:database-display></text:span></text:p>
      <text:p text:style-name="P1"/>
      <text:p text:style-name="P26">BÉNÉFICIAIRE DES VERSEMENTS</text:p>
      <text:p text:style-name="P6"><text:span text:style-name="T23">Nom :</text:span><text:span text:style-name="T25"><text:tab/><text:tab/></text:span><text:span text:style-name="T26">STRUCTURE</text:span></text:p>
      <text:p text:style-name="P5"><text:span text:style-name="T23">Adresse :</text:span><text:tab/><text:span text:style-name="T30">Adresse</text:span></text:p>
      <text:p text:style-name="P5"><text:tab/><text:tab/><text:span text:style-name="T30">Adresse</text:span></text:p>
      <text:p text:style-name="P13">Objet :</text:p>
      <text:p text:style-name="P1"/>
      <text:p text:style-name="P1"/>
      <text:p text:style-name="P1"/>
      <text:p text:style-name="P1"/>
      <text:p text:style-name="P1"/>
      <text:p text:style-name="P27">DONATEUR-<text:span text:style-name="T27">TRICE</text:span></text:p>
      <text:p text:style-name="P7"><text:span text:style-name="T23">Nom :</text:span> <text:tab/><text:tab/><text:database-display text:table-name="ADHERENT-ES" text:table-type="table" text:column-name="NOM" text:database-name="compta_adhesions">&lt;NOM&gt;</text:database-display> <text:database-display text:table-name="ADHERENT-ES" text:table-type="table" text:column-name="PRENOM" text:database-name="compta_adhesions">&lt;PRENOM&gt;</text:database-display></text:p>
      <text:p text:style-name="P10"><text:span text:style-name="T23">Adresse :</text:span><text:tab/><text:database-display text:table-name="ADHERENT-ES" text:table-type="table" text:column-name="ADRESSE" text:database-name="compta_adhesions">&lt;ADRESSE&gt;</text:database-display></text:p>
      <text:p text:style-name="P10"><text:tab/><text:tab/><text:database-display text:table-name="ADHERENT-ES" text:table-type="table" text:column-name="CP" text:database-name="compta_adhesions">&lt;CP&gt;</text:database-display> <text:database-display text:table-name="ADHERENT-ES" text:table-type="table" text:column-name="VILLE" text:database-name="compta_adhesions">&lt;VILLE&gt;</text:database-display></text:p>
      <text:p text:style-name="P8"/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Le bénéficiaire reconnaît avoir reçu au titre des versements ouvrant droit à réduction d'impôt la somme de :</text:p>
            <text:p text:style-name="P15">***<text:database-display text:table-name="ADHERENT-ES" text:table-type="table" text:column-name="TOTAL" text:database-name="compta_adhesions">&lt;TOTAL&gt;</text:database-display>***</text:p>
            <text:p text:style-name="P20">Le bénéficiaire certifie sur l'honneur que les dons et versements qu'il reçoit ouvrent droit à la réduction d'impôt prévue à l'article :</text:p>
            <table:table table:name="Table2" table:style-name="Table2">
              <table:table-column table:style-name="Table2.A" table:number-columns-repeated="3"/>
              <table:table-row table:style-name="TableLine93929958835200">
                <table:table-cell table:style-name="Table2.A1" office:value-type="string">
                  <text:p text:style-name="P21"><text:span text:style-name="T28">☑ </text:span>200 du CGI</text:p>
                </table:table-cell>
                <table:table-cell table:style-name="Table2.A1" office:value-type="string">
                  <text:p text:style-name="P22"><text:span text:style-name="T28">☑ </text:span>238 bis du CGI</text:p>
                </table:table-cell>
                <table:table-cell table:style-name="Table2.A1" office:value-type="string">
                  <text:p text:style-name="P31"><text:span text:style-name="T28">☒ </text:span>885-0 V bis A du CGI</text:p>
                </table:table-cell>
              </table:table-row>
            </table:table>
            <text:p text:style-name="P12"/>
            <text:p text:style-name="P30"><text:span text:style-name="T14">Date de versement :</text:span><text:span text:style-name="T15"><text:tab/><text:tab/>Du 01/01/</text:span><text:span text:style-name="T16">202</text:span><text:span text:style-name="T17">1</text:span><text:span text:style-name="T15"> au 31/12/</text:span><text:span text:style-name="T16">202</text:span><text:span text:style-name="T17">1</text:span></text:p>
            <text:p text:style-name="P4"><text:span text:style-name="T24">Forme de dons :</text:span><text:span text:style-name="T29"><text:tab/><text:tab/><text:tab/>Dons manuels, cotisations, abandons de frais</text:span></text:p>
            <text:p text:style-name="P4"/>
          </table:table-cell>
          <table:table-cell table:style-name="Table1.B1" office:value-type="string">
            <text:p text:style-name="P29"><text:span text:style-name="T7">Fait le </text:span><text:span text:style-name="T13">1</text:span><text:span text:style-name="T12">2</text:span><text:span text:style-name="T9">/0</text:span><text:span text:style-name="T11">3</text:span><text:span text:style-name="T9">/</text:span><text:span text:style-name="T10">2021</text:span></text:p>
            <text:p text:style-name="P14">Signature</text:p>
          </table:table-cell>
        </table:table-row>
      </table:table>
      <text:p text:style-name="P8"/>
      <text:p text:style-name="P32"><text:span text:style-name="T1">Détail</text:span><text:span text:style-name="T4">s</text:span><text:span text:style-name="T1"> : </text:span><text:span text:style-name="T4">C</text:span><text:span text:style-name="T5">otisation : </text:span><text:span text:style-name="T5"><text:database-display text:table-name="ADHERENT-ES" text:table-type="table" text:column-name="COTISATIONS" text:database-name="compta_adhesions">&lt;COTISATIONS&gt;</text:database-display></text:span><text:span text:style-name="T5">  ; </text:span><text:span text:style-name="T18">Dons : </text:span><text:span text:style-name="T1"><text:database-display text:table-name="ADHERENT-ES" text:table-type="table" text:column-name="DONS" text:database-name="compta_adhesions">&lt;DONS&gt;</text:database-display></text:span><text:span text:style-name="T1"> ; </text:span><text:span text:style-name="T18">Abandons de frais :</text:span><text:span text:style-name="T1"> </text:span><text:span text:style-name="T6"><text:database-display text:table-name="ADHERENT-ES" text:table-type="table" text:column-name="ABANDONS FRAIS" text:database-name="compta_adhesions">&lt;ABANDONS FRAIS&gt;</text:database-display>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9P0" style:volatile="true" number:language="fr" number:country="FR">
      <number:text>Montant de la cotisation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09P1" style:volatile="true" number:language="fr" number:country="FR">
      <number:text/>
    </number:number-style>
    <number:number-style style:name="N10109" number:language="fr" number:country="FR">
      <number:text/>
      <style:map style:condition="value()&gt;0" style:apply-style-name="N10109P0"/>
      <style:map style:condition="value()&lt;0" style:apply-style-name="N10109P1"/>
    </number:number-style>
    <number:currency-style style:name="N10111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1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1P0"/>
    </number:currency-style>
    <number:currency-style style:name="N10112P0" style:volatile="true" number:language="fr" number:country="FR">
      <number:text>Montant des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2P1" style:volatile="true" number:language="fr" number:country="FR">
      <number:text/>
    </number:number-style>
    <number:number-style style:name="N10112" number:language="fr" number:country="FR">
      <number:text/>
      <style:map style:condition="value()&gt;0" style:apply-style-name="N10112P0"/>
      <style:map style:condition="value()&lt;0" style:apply-style-name="N10112P1"/>
    </number:number-style>
    <number:currency-style style:name="N10114P0" style:volatile="true" number:language="fr" number:country="FR">
      <number:text>; 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4P1" style:volatile="true" number:language="fr" number:country="FR">
      <number:text/>
    </number:number-style>
    <number:number-style style:name="N10114" number:language="fr" number:country="FR">
      <number:text/>
      <style:map style:condition="value()&gt;0" style:apply-style-name="N10114P0"/>
      <style:map style:condition="value()&lt;0" style:apply-style-name="N10114P1"/>
    </number:number-style>
    <number:currency-style style:name="N10116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6P0"/>
    </number:currency-style>
    <number:currency-style style:name="N10118P0" style:volatile="true" number:language="fr" number:country="FR">
      <number:text>; Abandons : 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number-style style:name="N10118P1" style:volatile="true" number:language="fr" number:country="FR">
      <number:text/>
    </number:number-style>
    <number:number-style style:name="N10118" number:language="fr" number:country="FR">
      <number:text/>
      <style:map style:condition="value()&gt;0" style:apply-style-name="N10118P0"/>
      <style:map style:condition="value()&lt;0" style:apply-style-name="N10118P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8T10:58:03.512639778</meta:creation-date>
    <dc:date>2022-03-12T07:52:47.987469001</dc:date>
    <meta:editing-duration>PT1H12M20S</meta:editing-duration>
    <meta:editing-cycles>64</meta:editing-cycles>
    <meta:generator>LibreOffice/7.2.5.2$Linux_X86_64 LibreOffice_project/20$Build-2</meta:generator>
    <meta:document-statistic meta:table-count="2" meta:image-count="0" meta:object-count="0" meta:page-count="1" meta:paragraph-count="31" meta:word-count="167" meta:character-count="1002" meta:non-whitespace-character-count="837"/>
  </office:meta>
</office:document-meta>
</file>

<file path=EmbeddedDatabase/content.xml><?xml version="1.0" encoding="utf-8"?>
<office:document-content xmlns:db="urn:oasis:names:tc:opendocument:xmlns:database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</office:font-face-decls>
  <office:automatic-styles>
    <number:currency-style style:name="N10107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</office:automatic-styles>
  <office:body>
    <office:database>
      <db:data-source>
        <db:connection-data>
          <db:database-description>
            <db:file-based-database xlink:href="../../compta_adhesions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  <db:table-representations>
        <db:table-representation db:name="ADHERENT-ES"/>
      </db:table-representations>
    </office:database>
  </office:body>
</office:document-content>
</file>